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hreadFactory.isDaem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setDaemon( boolean isDaem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getPriorit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hreadFactory.newThread( final Runnable comman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ThreadFactory.setPriority( final int priority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